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PLAN FOR <text:s/>entry-credit-key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7" table:number-rows-spanned="1">
            <text:p>testing/ecwallet is the file (wallet) which will be used to hold the entry credit key. It may or may not already exist, but will be overwritten by these steps</text:p>
          </table:table-cell>
          <table:covered-table-cell table:number-columns-repeated="6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testing/ecwallet”</text:p>
            <text:p>"cat testing/ecwallet"</text:p>
          </table:table-cell>
          <table:table-cell table:number-columns-repeated="2"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public key (64 digit hexadecimal number) of the existing wallet</text:p>
            <text:p>- matched the last half of the result of STEP 1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3:43:00.530322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3:43:58.757581768</dc:date>
    <meta:generator>LibreOffice/4.2.7.2$Linux_x86 LibreOffice_project/420m0$Build-2</meta:generator>
    <meta:editing-duration>P0D</meta:editing-duration>
    <meta:editing-cycles>3</meta:editing-cycles>
    <meta:document-statistic meta:table-count="1" meta:cell-count="23" meta:object-count="0"/>
  </office:meta>
</office:document-meta>
</file>